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Charles Hoffma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25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THE JEWISH EXPONENT./</text:p>
      <text:p text:style-name="P5">OFFICE OF THE EDITOR./</text:p>
      <text:p text:style-name="P5"><text:tab/>729 WALNUT STREET./</text:p>
      <text:p text:style-name="P6">PHILADELPHIA, May 25th, 1897. 189/</text:p>
      <text:p text:style-name="P5">Dear Sir:-/</text:p>
      <text:p text:style-name="P5"><text:tab/>It is important that public opinion be crystalized[sic!] with/ regard to the zionist movement and the coming conference at Munich./ <text:s/>You have shown a special interest in this matter and are peculiarly/ well qualified to express an opinion concerning its wisdom or folly,/ and as to what Part Israel in America should take in regard to it./ <text:s/>For this reason we have determined to request you with a very few/ other gentlemen to give expression to your views on this subject in/ the Jewish Exponent. <text:s/>We would be pleased to have you send your/ communication as soon as possible so as to be published in our issue/ of June 4th./ <text:s/>Very Respectfully Yours,/ Charles Hoffman/</text:p>
      <text:p text:style-name="P5">Rev. Dr. S. Morais,/</text:p>
      <text:p text:style-name="P5"><text:tab/>#546 N. Fifth St.,/</text:p>
      <text:p text:style-name="P5"><text:soft-page-break/><text:tab/><text:tab/>Philadelphia./</text:p>
      <text:p text:style-name="P5"><text:tab/><text:tab/>(see page 485-scrap 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4:16:26.16</meta:creation-date>
    <meta:document-statistic meta:table-count="0" meta:image-count="0" meta:object-count="0" meta:page-count="3" meta:paragraph-count="70" meta:word-count="310" meta:character-count="2128"/>
    <dc:date>2012-01-10T14:30:45.13</dc:date>
    <dc:creator>Penn Libraries</dc:creator>
    <meta:editing-duration>PT00H14M19S</meta:editing-duration>
    <meta:editing-cycles>1</meta:editing-cycles>
    <meta:generator>OpenOffice.org/3.2$Win32 OpenOffice.org_project/320m12$Build-9483</meta:generator>
  </office:meta>
</office:document-meta>
</file>